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41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2, 14, 4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5, 4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5, 14, 47, 46, 44, 35, 33, 2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7, 29, 3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5, 42, 8, 28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6, 4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4, 42, 31, 38, 21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4, 18, 17, 46, 27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, 15, 42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9, 40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6, 3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6, 30, 37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2, 16, 48, 45, 7, 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3, 3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7, 46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3, 15, 44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6, 10, 39, 25, 21, 40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9, 51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4, 41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4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8, 0, 42, 37, 31, 38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8, 45, 46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8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5, 3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0:22:58.859060291</dc:date>
    <meta:editing-duration>PT3M11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